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paragraph-rsid="002474a6" style:font-size-asian="10pt" style:font-size-complex="10pt"/>
    </style:style>
    <style:style style:name="P13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e68a0" officeooo:paragraph-rsid="002e68a0" style:font-size-asian="10pt" style:font-size-complex="10pt"/>
    </style:style>
    <style:style style:name="P14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1ed3e" officeooo:paragraph-rsid="0031ed3e" style:font-size-asian="10pt" style:font-size-complex="10pt"/>
    </style:style>
    <style:style style:name="P15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44608" officeooo:paragraph-rsid="00344608" style:font-size-asian="10pt" style:font-size-complex="10pt"/>
    </style:style>
    <style:style style:name="P16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377dd" officeooo:paragraph-rsid="002f8de1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fo:font-weight="normal" officeooo:rsid="00227623" style:font-weight-asian="normal" style:font-weight-complex="normal"/>
    </style:style>
    <style:style style:name="T6" style:family="text">
      <style:text-properties fo:font-weight="normal" officeooo:rsid="00309850" style:font-weight-asian="normal" style:font-weight-complex="normal"/>
    </style:style>
    <style:style style:name="T7" style:family="text">
      <style:text-properties officeooo:rsid="00309850"/>
    </style:style>
    <style:style style:name="T8" style:family="text">
      <style:text-properties officeooo:rsid="003377dd"/>
    </style:style>
    <style:style style:name="T9" style:family="text">
      <style:text-properties officeooo:rsid="0034e7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 192 AY 201<text:span text:style-name="T7">5</text:span>-201<text:span text:style-name="T7">6</text:span></text:p>
      <text:p text:style-name="P17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epared by: <text:span text:style-name="T5">Kirzten Marquez</text:span></text:p>
            <text:p text:style-name="P8">Date: <text:span text:style-name="T6">March 4</text:span><text:span text:style-name="T5">, 2016</text:span></text:p>
            <text:p text:style-name="P7">Project Name: <text:span text:style-name="T5">UP BikeShare Web Server</text:span></text:p>
            <text:p text:style-name="P9">Client: <text:span text:style-name="T5">UP BikeShare</text:span></text:p>
            <text:p text:style-name="P9">Sprint Number: <text:span text:style-name="T6">3</text:span></text:p>
          </table:table-cell>
        </table:table-row>
        <table:table-row>
          <table:table-cell table:style-name="Table1.A2" office:value-type="string">
            <text:p text:style-name="P16"><text:span text:style-name="T2">1</text:span>. <text:span text:style-name="T3"><text:s/></text:span><text:span text:style-name="T4">What were the main lessons your team learned in this sprint?</text:span></text:p>
            <text:p text:style-name="P14">We learned that we should as much as possible stick to the plan and finish the sprint goals since the number of sprints is fixed. </text:p>
            <text:p text:style-name="P6"/>
            <text:p text:style-name="P11">2. <text:s text:c="2"/>Describe one example of what went right in this sprint.</text:p>
            <text:p text:style-name="P13">We were able to <text:span text:style-name="T8">make significant changes to the software</text:span>.</text:p>
            <text:p text:style-name="P12"/>
            <text:p text:style-name="P10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9"><text:s/><text:span text:style-name="T9">Again, not all the sprint goals were done. The implementation plan was also not completely followed.</text:span></text:p>
            <text:p text:style-name="P10"/>
            <text:p text:style-name="P10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5">We will try to <text:span text:style-name="T9">stick to the implementation plan to make sure that there is fair share of work. </text:span></text:p>
            <text:p text:style-name="P6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06T20:58:10.447512311</dc:date>
    <meta:print-date>2006-07-28T14:33:00</meta:print-date>
    <meta:editing-cycles>32</meta:editing-cycles>
    <meta:editing-duration>PT2H1M42S</meta:editing-duration>
    <meta:generator>LibreOffice/4.4.3.2$Linux_X86_64 LibreOffice_project/40m0$Build-2</meta:generator>
    <dc:creator>Kirzten </dc:creator>
    <meta:document-statistic meta:table-count="1" meta:image-count="0" meta:object-count="0" meta:page-count="1" meta:paragraph-count="17" meta:word-count="151" meta:character-count="843" meta:non-whitespace-character-count="693"/>
  </office:meta>
</office:document-meta>
</file>